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6pt" style:font-size-asian="16pt" style:font-size-complex="16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blical Prosperity</text:p>
      <text:p text:style-name="P1"/>
      <text:p text:style-name="P2"><text:span text:style-name="T1">Read:</text:span> II Chronicles 26:1-23</text:p>
      <text:p text:style-name="P2"><text:s/></text:p>
      <text:p text:style-name="P2"><text:span text:style-name="T1">Text:</text:span> II Chronicles 26:5b “…as long as he sought the LORD, God made him to prosper.”</text:p>
      <text:p text:style-name="P2"/>
      <text:p text:style-name="P2"><text:span text:style-name="T1">Introduction:</text:span> This is the story of a boy king. Uzziah became king of Judah when he was 16 years old. His dad had been a Godly king but he turned and began to worship the idols of the enemies of God that he had destroyed. Later he attacked Israel and was soundly defeated. His son is determined to follow God and does so. As a result of Uzziah seeking to follow God he is living a blessed life. He is prospering in every sense of the word. He is leading the tribe of Judah into financial soundness. He is defeating the enemies of God and occupying their cities. He is building towers for security and is able to improve the agricultural situation. He brings irrigation troughs and ditches so that he improves the crop situation and is having a ball. His favorite thing is farming.</text:p>
      <text:p text:style-name="P2"><text:s text:c="2"/>He designs many useful weapons and amasses a huge army. He is the #1 military might of the entire known world.</text:p>
      <text:p text:style-name="P2"/>
      <text:p text:style-name="P2"><text:span text:style-name="T1">I. Success brings Pride:</text:span> Why? Why does success bring pride? What is it that causes a man who comes from nothing and is lifted to success only by the Grace of God to think that he is something special? Perhaps a better question is why would a man want to interfere with success by stealing the credit for what God has done.</text:p>
      <text:p text:style-name="P2"><text:s text:c="2"/>It is too easy to forget that you are being helped by others especially when the other is unseen. As Uzziah began to develop ideas for better weapons he thought that they came from his smart brain when, in reality, they came from God. As he directed his armies into battle He thought that the strategies came from his head and failed to connect the dots and see that God was directing his mind, heart, and hands. The idea to bring river water in pipes and trenches to water the crops was an excellent one but again he thought that this was his own unique idea and failed to give credit to God for his success.</text:p>
      <text:p text:style-name="P2"/>
      <text:p text:style-name="P2"><text:span text:style-name="T1">II. Pride brings Arrogance:</text:span> Uzziah begins to believe that even God’s rules don’t apply to him. He walks into the temple and prepares to pre-side over the evening sacrifice. The priests are agitated. They tell him that he is unqualified and he becomes angry. He refuses to relinquish the sacred tools of the priesthood. No one is going to tell him what he can or cannot do.</text:p>
      <text:p text:style-name="P2"/>
      <text:p text:style-name="P2"><text:span text:style-name="T1">III. Arrogance brings Judgment:</text:span> Ask any dad what really ticks him off when it comes to his children and he will soon mention a son or daughter who is arrogant. There is disobedience and that concerns him but then there is defiance, which is usually displayed by arrogance, and that is guaranteed to get his goat every time.</text:p>
      <text:p text:style-name="P2"><text:s text:c="2"/>Uzziah is defiant before God and God responds instantly. Leprosy springs to life on Uzziah’s face. The priests see it and begin to physically push the king out of the temple. As he becomes aware of the disease the scripture says: “yea, himself hasted also to go out, because the LORD had smitten him.” He is required to remain separate from all healthy people in Judah and lives in a separate house until his death. His son replaces him on the throne.</text:p>
      <text:p text:style-name="P2"/>
      <text:p text:style-name="P2"><text:span text:style-name="T1">IV. Judgment is easily avoided:</text:span> What does our text say? “…as long as he sought the LORD, God made him to prosper.” What is difficult, to understand, about this verse? Seeking the Lord = prosperity. It is obvious then that to stop seeking the Lord = failure.</text:p>
      <text:p text:style-name="P2"><text:s text:c="2"/>Why is this obvious indication so hard for you and me to see? Why is it so easy to call a doctor, therapist, or a repair man but so hard to remember to pray? </text:p>
      <text:p text:style-name="P2"><text:s text:c="3"/>King Asa was a good, Godly king who lost his focus on God, in the end of his life. II Chronicles 16:12 tells us: "And Asa in the thirty and ninth year of his reign was diseased in his feet, until his disease was exceeding great: yet in his disease he sought not to the LORD, but to the physicians."</text:p>
      <text:p text:style-name="P2"><text:s text:c="2"/>It seems that prayer, the lack of prayer, or the way that we pray is an indicator of our relationship or lack of relationship with God. Perhaps we should start greeting each other differently. Maybe we should stop asking: “How are you doing?” and start asking: “How are you praying?”</text:p>
      <text:p text:style-name="P2"/>
      <text:p text:style-name="P2"><text:span text:style-name="T1">Conclude:</text:span> I know that prayer, as a solution, seems to be a trite, simple answer to some very complicated questions of our life. For most of us a quick prayer before meals and as we fall to sleep is as much prayer as we will ever do unless there is a major crisis in our life. If I were to ask why we don’t pray much, I would probably not get to the truth. Most of us are not going to say that prayer is dry and boring and that we fall to sleep doing it. So why is prayer the last thing that you do?</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Biblical Prosperity </dc:title>
    <meta:initial-creator>Joel Tice</meta:initial-creator>
    <meta:creation-date>2007-04-14T18:43:00</meta:creation-date>
    <dc:creator>Joel Tice</dc:creator>
    <dc:date>2019-02-11T19:01:58.28</dc:date>
    <meta:editing-cycles>11</meta:editing-cycles>
    <meta:editing-duration>P1DT8H47M26S</meta:editing-duration>
    <meta:generator>OpenOffice/4.1.3$Win32 OpenOffice.org_project/413m1$Build-9783</meta:generator>
    <meta:printed-by>Joel Tice</meta:printed-by>
    <meta:print-date>2019-02-11T19:01:12.87</meta:print-date>
    <meta:document-statistic meta:table-count="0" meta:image-count="0" meta:object-count="0" meta:page-count="1" meta:paragraph-count="16" meta:word-count="870" meta:character-count="4604"/>
  </office:meta>
</office:document-meta>
</file>